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ISOCPEUR" svg:font-family="ISOCPEUR, Arial"/>
    <style:font-face style:name="IsOCPEUR" svg:font-family="IsOCPEUR, Arial"/>
    <style:font-face style:name="ISOCPEUR2" svg:font-family="ISOCPEUR, Arial" style:font-pitch="variable"/>
    <style:font-face style:name="IsOCPEUR1" svg:font-family="IsOCPEUR, Arial" style:font-pitch="variable"/>
    <style:font-face style:name="Times New Roman2" svg:font-family="'Times New Roman'" style:font-pitch="variable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1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51cm" fo:margin-right="0cm" fo:text-indent="0cm" style:auto-text-indent="false"/>
    </style:style>
    <style:style style:name="P2" style:family="paragraph" style:parent-style-name="Standard">
      <style:paragraph-properties fo:margin-left="0.51cm" fo:margin-right="0cm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.51cm" fo:margin-right="0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.898cm" fo:margin-right="0.695cm" fo:line-height="150%" fo:text-align="justify" style:justify-single-word="false" fo:text-indent="-0.388cm" style:auto-text-indent="false">
        <style:tab-stops/>
      </style:paragraph-properties>
      <style:text-properties fo:font-size="14pt" style:font-size-asian="14pt" style:font-size-complex="14pt"/>
    </style:style>
    <style:style style:name="P5" style:family="paragraph" style:parent-style-name="Standard">
      <style:paragraph-properties fo:margin-left="0.898cm" fo:margin-right="0cm" fo:line-height="150%" fo:text-align="justify" style:justify-single-word="false" fo:text-indent="-0.363cm" style:auto-text-indent="false">
        <style:tab-stops/>
      </style:paragraph-properties>
      <style:text-properties fo:font-size="14pt" style:font-size-asian="14pt" style:font-size-complex="14p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line-height="150%" fo:text-align="center" fo:text-indent="0cm" style:writing-mode="lr-tb"/>
    </style:style>
    <style:style style:name="P9" style:family="paragraph">
      <style:paragraph-properties fo:margin-left="0cm" fo:margin-right="0cm" fo:line-height="150%" fo:text-align="center" fo:text-indent="0cm" style:writing-mode="lr-tb"/>
      <style:text-properties fo:font-size="8pt" style:font-size-asian="8pt" style:font-size-complex="8pt"/>
    </style:style>
    <style:style style:name="P10" style:family="paragraph">
      <style:paragraph-properties fo:margin-left="0cm" fo:margin-right="0cm" fo:line-height="150%" fo:text-align="justify" fo:text-indent="0cm" style:writing-mode="lr-tb"/>
    </style:style>
    <style:style style:name="P11" style:family="paragraph">
      <style:paragraph-properties fo:margin-left="0cm" fo:margin-right="0cm" fo:line-height="150%" fo:text-align="justify" fo:text-indent="0cm" style:writing-mode="lr-tb"/>
      <style:text-properties fo:font-size="8pt" style:font-size-asian="8pt" style:font-size-complex="8pt"/>
    </style:style>
    <style:style style:name="P12" style:family="paragraph">
      <style:paragraph-properties fo:margin-left="0cm" fo:margin-right="0cm" fo:line-height="150%" fo:text-align="center" fo:text-indent="0cm" style:writing-mode="lr-tb"/>
      <style:text-properties style:font-name="IsOCPEUR" fo:font-size="9pt" fo:font-style="italic" style:font-size-asian="9pt" style:font-style-asian="italic" style:font-size-complex="9pt" style:font-style-complex="italic"/>
    </style:style>
    <style:style style:name="P13" style:family="paragraph">
      <style:paragraph-properties fo:margin-left="0.499cm" fo:margin-right="0cm" fo:line-height="100%" fo:text-align="center" fo:text-indent="0cm">
        <style:tab-stops/>
      </style:paragraph-properties>
    </style:style>
    <style:style style:name="P14" style:family="paragraph">
      <style:paragraph-properties fo:margin-left="0cm" fo:margin-right="0cm" fo:line-height="150%" fo:text-align="center" fo:text-indent="1.251cm" style:writing-mode="lr-tb"/>
    </style:style>
    <style:style style:name="P15" style:family="paragraph">
      <style:paragraph-properties fo:margin-left="0cm" fo:margin-right="0cm" fo:line-height="100%" fo:text-align="start" fo:text-indent="1.251cm" style:writing-mode="lr-tb"/>
    </style:style>
    <style:style style:name="P16" style:family="paragraph">
      <style:paragraph-properties fo:margin-left="0cm" fo:margin-right="0cm" fo:line-height="150%" fo:text-align="start" fo:text-indent="1.251cm" style:writing-mode="lr-tb"/>
    </style:style>
    <style:style style:name="P17" style:family="paragraph">
      <style:paragraph-properties fo:margin-left="0cm" fo:margin-right="0cm" fo:line-height="150%" fo:text-align="justify" fo:text-indent="1.251cm" style:writing-mode="lr-tb"/>
    </style:style>
    <style:style style:name="T1" style:family="text">
      <style:text-properties style:use-window-font-color="true" style:font-name="ISOCPEUR1" fo:font-size="8pt" fo:language="ru" fo:country="RU" fo:font-style="italic" style:font-name-asian="Arial" style:font-size-asian="8pt" style:language-asian="ar" style:country-asian="SA" style:font-style-asian="italic" style:font-name-complex="Calibri" style:font-size-complex="8pt" style:language-complex="ar" style:country-complex="SA"/>
    </style:style>
    <style:style style:name="T2" style:family="text">
      <style:text-properties style:use-window-font-color="true" style:font-name="ISOCPEUR1" fo:font-size="9pt" fo:language="uk" fo:country="UA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3" style:family="text">
      <style:text-properties style:font-name="IsOCPEUR" fo:font-size="9pt" fo:font-style="italic" style:font-size-asian="9pt" style:font-style-asian="italic" style:font-size-complex="9pt" style:font-style-complex="italic"/>
    </style:style>
    <style:style style:name="T4" style:family="text">
      <style:text-properties style:use-window-font-color="true" style:font-name="ISOCPEUR1" fo:font-size="9pt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5" style:family="text">
      <style:text-properties style:use-window-font-color="true" style:font-name="ISOCPEUR1" fo:font-size="14pt" fo:language="ru" fo:country="RU" fo:font-style="italic" fo:font-weight="normal" style:font-name-asian="Arial" style:font-size-asian="14pt" style:language-asian="ar" style:country-asian="SA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6" style:family="text">
      <style:text-properties style:use-window-font-color="true" style:font-name="ISOCPEUR1" fo:font-size="9pt" fo:letter-spacing="-0.006cm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7" style:family="text">
      <style:text-properties style:use-window-font-color="true" style:font-name="ISOCPEUR" fo:font-size="12pt" fo:language="ru" fo:country="RU" fo:font-style="italic" style:font-name-asian="Times New Roman" style:font-size-asian="12pt" style:font-style-asian="italic" style:font-name-complex="Calibri" style:font-size-complex="11pt" style:language-complex="ar" style:country-complex="SA" style:font-style-complex="italic"/>
    </style:style>
    <style:style style:name="T8" style:family="text">
      <style:text-properties fo:color="#000000" style:font-name="ISOCPEUR1" fo:font-size="9pt" fo:language="ru" fo:country="RU" fo:font-style="italic" style:font-name-asian="Arial" style:font-size-asian="9pt" style:language-asian="ar" style:country-asian="SA" style:font-style-asian="italic" style:font-name-complex="Calibri" style:font-size-complex="10pt" style:language-complex="ar" style:country-complex="SA"/>
    </style:style>
    <style:style style:name="T9" style:family="text">
      <style:text-properties style:use-window-font-color="true" style:font-name="ISOCPEUR1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0pt" style:language-complex="ar" style:country-complex="SA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6" svg:width="18.474cm" svg:height="28.646cm" svg:x="2.028cm" svg:y="0.527cm">
          <text:p/>
          <draw:enhanced-geometry svg:viewBox="0 0 21600 21600" draw:type="rectangle" draw:enhanced-path="M 0 0 L 21600 0 21600 21600 0 21600 0 0 Z N"/>
        </draw:custom-shape>
        <draw:line draw:style-name="gr3" draw:text-style-name="P7" svg:x1="2.919cm" svg:y1="25.102cm" svg:x2="2.919cm" svg:y2="26.647cm">
          <text:p/>
        </draw:line>
        <draw:line draw:style-name="gr3" draw:text-style-name="P7" svg:x1="2.039cm" svg:y1="25.123cm" svg:x2="20.482cm" svg:y2="25.123cm">
          <text:p/>
        </draw:line>
        <draw:line draw:style-name="gr3" draw:text-style-name="P7" svg:x1="4.062cm" svg:y1="25.131cm" svg:x2="4.062cm" svg:y2="29.155cm">
          <text:p/>
        </draw:line>
        <draw:line draw:style-name="gr3" draw:text-style-name="P7" svg:x1="6.572cm" svg:y1="25.152cm" svg:x2="6.572cm" svg:y2="29.156cm">
          <text:p/>
        </draw:line>
        <draw:line draw:style-name="gr3" draw:text-style-name="P7" svg:x1="8.089cm" svg:y1="25.152cm" svg:x2="8.089cm" svg:y2="29.156cm">
          <text:p/>
        </draw:line>
        <draw:line draw:style-name="gr3" draw:text-style-name="P7" svg:x1="9.098cm" svg:y1="25.139cm" svg:x2="9.098cm" svg:y2="29.142cm">
          <text:p/>
        </draw:line>
        <draw:line draw:style-name="gr3" draw:text-style-name="P7" svg:x1="16.667cm" svg:y1="26.652cm" svg:x2="16.669cm" svg:y2="27.643cm">
          <text:p/>
        </draw:line>
        <draw:line draw:style-name="gr4" draw:text-style-name="P7" svg:x1="2.039cm" svg:y1="28.162cm" svg:x2="9.078cm" svg:y2="28.162cm">
          <text:p/>
        </draw:line>
        <draw:line draw:style-name="gr4" draw:text-style-name="P7" svg:x1="2.039cm" svg:y1="28.665cm" svg:x2="9.078cm" svg:y2="28.665cm">
          <text:p/>
        </draw:line>
        <draw:frame draw:style-name="gr5" draw:text-style-name="P9" svg:width="0.814cm" svg:height="0.444cm" svg:x="2.077cm" svg:y="26.179cm">
          <draw:text-box>
            <text:p text:style-name="P8"><text:span text:style-name="T1">Изм.</text:span></text:p>
          </draw:text-box>
        </draw:frame>
        <draw:frame draw:style-name="gr5" draw:text-style-name="P8" svg:width="1.017cm" svg:height="0.444cm" svg:x="2.998cm" svg:y="26.179cm">
          <draw:text-box>
            <text:p text:style-name="P8"><text:span text:style-name="T2">Лист</text:span></text:p>
          </draw:text-box>
        </draw:frame>
        <draw:frame draw:style-name="gr5" draw:text-style-name="P10" svg:width="2.375cm" svg:height="0.444cm" svg:x="4.12cm" svg:y="26.179cm">
          <draw:text-box>
            <text:p text:style-name="P10"><text:span text:style-name="T2">№ </text:span><text:span text:style-name="T2">докум.</text:span></text:p>
          </draw:text-box>
        </draw:frame>
        <draw:frame draw:style-name="gr5" draw:text-style-name="P11" svg:width="1.415cm" svg:height="0.444cm" svg:x="6.628cm" svg:y="26.179cm">
          <draw:text-box>
            <text:p text:style-name="P10"><text:span text:style-name="T1">Подпись</text:span></text:p>
          </draw:text-box>
        </draw:frame>
        <draw:frame draw:style-name="gr5" draw:text-style-name="P10" svg:width="0.922cm" svg:height="0.444cm" svg:x="8.128cm" svg:y="26.179cm">
          <draw:text-box>
            <text:p text:style-name="P10"><text:span text:style-name="T2">Дата</text:span></text:p>
          </draw:text-box>
        </draw:frame>
        <draw:frame draw:style-name="gr5" draw:text-style-name="P12" svg:width="1.362cm" svg:height="0.442cm" svg:x="16.741cm" svg:y="26.677cm">
          <draw:text-box>
            <text:p text:style-name="P8"><text:span text:style-name="T3">Лист</text:span></text:p>
          </draw:text-box>
        </draw:frame>
        <draw:frame draw:style-name="gr5" draw:text-style-name="P8" svg:width="1.362cm" svg:height="0.442cm" svg:x="16.741cm" svg:y="27.201cm">
          <draw:text-box>
            <text:p text:style-name="P8"><text:span text:style-name="T4">2</text:span></text:p>
          </draw:text-box>
        </draw:frame>
        <draw:frame draw:style-name="gr5" draw:text-style-name="P14" svg:width="11.231cm" svg:height="0.682cm" svg:x="9.195cm" svg:y="25.565cm">
          <draw:text-box>
            <text:p text:style-name="P13"><text:span text:style-name="T5">КР-НГТУ-210200.62-(АВР 09-1)-08-12</text:span></text:p>
          </draw:text-box>
        </draw:frame>
        <draw:line draw:style-name="gr3" draw:text-style-name="P7" svg:x1="2.039cm" svg:y1="26.64cm" svg:x2="20.482cm" svg:y2="26.64cm">
          <text:p/>
        </draw:line>
        <draw:line draw:style-name="gr3" draw:text-style-name="P7" svg:x1="2.054cm" svg:y1="26.139cm" svg:x2="9.093cm" svg:y2="26.139cm">
          <text:p/>
        </draw:line>
        <draw:line draw:style-name="gr4" draw:text-style-name="P7" svg:x1="2.039cm" svg:y1="25.627cm" svg:x2="9.127cm" svg:y2="25.622cm">
          <text:p/>
        </draw:line>
        <draw:line draw:style-name="gr4" draw:text-style-name="P7" svg:x1="2.039cm" svg:y1="27.655cm" svg:x2="9.078cm" svg:y2="27.655cm">
          <text:p/>
        </draw:line>
        <draw:line draw:style-name="gr4" draw:text-style-name="P7" svg:x1="2.039cm" svg:y1="27.145cm" svg:x2="9.078cm" svg:y2="27.145cm">
          <text:p/>
        </draw:line>
        <draw:g draw:style-name="gr6">
          <draw:frame draw:style-name="gr5" draw:text-style-name="P10" svg:width="1.964cm" svg:height="0.442cm" svg:x="2.063cm" svg:y="26.693cm">
            <draw:text-box>
              <text:p text:style-name="P10"><text:span text:style-name="T2">Разраб.</text:span></text:p>
            </draw:text-box>
          </draw:frame>
          <draw:frame draw:style-name="gr5" draw:text-style-name="P10" svg:width="2.375cm" svg:height="0.442cm" svg:x="4.122cm" svg:y="26.693cm">
            <draw:text-box>
              <text:p text:style-name="P10"><text:span text:style-name="T6">Муртазина Е.В. </text:span></text:p>
            </draw:text-box>
          </draw:frame>
        </draw:g>
        <draw:g draw:style-name="gr6">
          <draw:frame draw:style-name="gr5" draw:text-style-name="P10" svg:width="1.964cm" svg:height="0.44cm" svg:x="2.063cm" svg:y="27.188cm">
            <draw:text-box>
              <text:p text:style-name="P10"><text:span text:style-name="T2">Провер.</text:span></text:p>
            </draw:text-box>
          </draw:frame>
          <draw:frame draw:style-name="gr5" draw:text-style-name="P10" svg:width="2.375cm" svg:height="0.44cm" svg:x="4.122cm" svg:y="27.188cm">
            <draw:text-box>
              <text:p text:style-name="P10"><text:span text:style-name="T6">Хапов Д.А</text:span></text:p>
            </draw:text-box>
          </draw:frame>
        </draw:g>
        <draw:g draw:style-name="gr6">
          <draw:frame draw:style-name="gr7" draw:text-style-name="P10" svg:width="1.964cm" svg:height="0.444cm" svg:x="2.063cm" svg:y="27.696cm">
            <draw:text-box>
              <text:p/>
            </draw:text-box>
          </draw:frame>
          <draw:custom-shape draw:style-name="gr8" draw:text-style-name="P6" svg:width="2.375cm" svg:height="0.444cm" svg:x="4.122cm" svg:y="27.698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0" svg:width="1.964cm" svg:height="0.444cm" svg:x="2.063cm" svg:y="28.192cm">
            <draw:text-box>
              <text:p text:style-name="P10"><text:span text:style-name="T2">Н. Контр.</text:span></text:p>
            </draw:text-box>
          </draw:frame>
          <draw:custom-shape draw:style-name="gr8" draw:text-style-name="P6" svg:width="2.375cm" svg:height="0.444cm" svg:x="4.122cm" svg:y="28.194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0" svg:width="1.964cm" svg:height="0.442cm" svg:x="2.063cm" svg:y="28.686cm">
            <draw:text-box>
              <text:p text:style-name="P10"><text:span text:style-name="T2"><text:s/></text:span><text:span text:style-name="T2">Утверд.</text:span></text:p>
            </draw:text-box>
          </draw:frame>
          <draw:custom-shape draw:style-name="gr8" draw:text-style-name="P6" svg:width="2.375cm" svg:height="0.442cm" svg:x="4.122cm" svg:y="28.686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7" svg:x1="15.155cm" svg:y1="26.652cm" svg:x2="15.155cm" svg:y2="29.143cm">
          <text:p/>
        </draw:line>
        <draw:frame draw:style-name="gr5" draw:text-style-name="P16" svg:width="5.813cm" svg:height="2.303cm" svg:x="9.219cm" svg:y="26.758cm">
          <draw:text-box>
            <text:p text:style-name="P15"><text:span text:style-name="T7">Содержание</text:span></text:p>
          </draw:text-box>
        </draw:frame>
        <draw:line draw:style-name="gr3" draw:text-style-name="P7" svg:x1="15.165cm" svg:y1="27.148cm" svg:x2="20.493cm" svg:y2="27.148cm">
          <text:p/>
        </draw:line>
        <draw:line draw:style-name="gr3" draw:text-style-name="P7" svg:x1="15.164cm" svg:y1="27.655cm" svg:x2="20.492cm" svg:y2="27.655cm">
          <text:p/>
        </draw:line>
        <draw:line draw:style-name="gr3" draw:text-style-name="P7" svg:x1="18.182cm" svg:y1="26.652cm" svg:x2="18.184cm" svg:y2="27.643cm">
          <text:p/>
        </draw:line>
        <draw:frame draw:style-name="gr7" draw:text-style-name="P17" svg:width="1.364cm" svg:height="0.442cm" svg:x="15.229cm" svg:y="26.677cm">
          <draw:text-box>
            <text:p/>
          </draw:text-box>
        </draw:frame>
        <draw:frame draw:style-name="gr5" draw:text-style-name="P8" svg:width="2.149cm" svg:height="0.442cm" svg:x="18.263cm" svg:y="26.677cm">
          <draw:text-box>
            <text:p text:style-name="P8"><text:span text:style-name="T4">Листов</text:span></text:p>
          </draw:text-box>
        </draw:frame>
        <draw:frame draw:style-name="gr5" draw:text-style-name="P14" svg:width="2.149cm" svg:height="0.44cm" svg:x="18.275cm" svg:y="27.186cm">
          <draw:text-box>
            <text:p text:style-name="P16"><text:span text:style-name="T8">15</text:span></text:p>
          </draw:text-box>
        </draw:frame>
        <draw:line draw:style-name="gr4" draw:text-style-name="P7" svg:x1="15.658cm" svg:y1="27.161cm" svg:x2="15.658cm" svg:y2="27.643cm">
          <text:p/>
        </draw:line>
        <draw:line draw:style-name="gr4" draw:text-style-name="P7" svg:x1="16.165cm" svg:y1="27.162cm" svg:x2="16.165cm" svg:y2="27.644cm">
          <text:p/>
        </draw:line>
        <draw:frame draw:style-name="gr5" draw:text-style-name="P14" svg:width="5.183cm" svg:height="0.629cm" svg:x="15.229cm" svg:y="28.058cm">
          <draw:text-box>
            <text:p text:style-name="P14"><text:span text:style-name="T9"><text:s/></text:span></text:p>
          </draw:text-box>
        </draw:frame>
      </draw:g>
      <text:p text:style-name="P1"/>
      <text:p text:style-name="P2">Содержание</text:p>
      <text:p text:style-name="P3">1 Задание на курсовую работу......................................................................................3</text:p>
      <text:p text:style-name="P3">2 Анализ задания и выбор метода решения................................................................5</text:p>
      <text:p text:style-name="P4">3 Расчет спектральных характеристик непериодического сигнала и определение активной ширины его спектра...................................................................... ............6</text:p>
      <text:p text:style-name="P5">4 Расчет спектральных характеристик периодического сигнала.............................10</text:p>
      <text:p text:style-name="P5">5 Синтез линейного фильтра и выбор ЭРИ................................................................11</text:p>
      <text:p text:style-name="P5">6 Схема электрическая принципиальная и перечень элементов..............................13</text:p>
      <text:p text:style-name="P5">7 Программа расчета эффективной ширины спектра................................................14</text:p>
      <text:p text:style-name="P5">8 Литература...................................................................................................... ...........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ISOCPEUR" svg:font-family="ISOCPEUR, Arial"/>
    <style:font-face style:name="IsOCPEUR" svg:font-family="IsOCPEUR, Arial"/>
    <style:font-face style:name="ISOCPEUR2" svg:font-family="ISOCPEUR, Arial" style:font-pitch="variable"/>
    <style:font-face style:name="IsOCPEUR1" svg:font-family="IsOCPEUR, Arial" style:font-pitch="variable"/>
    <style:font-face style:name="Times New Roman2" svg:font-family="'Times New Roman'" style:font-pitch="variable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ISOCPEUR1" svg:font-family="ISOCPEUR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manoed </meta:initial-creator>
    <meta:creation-date>2010-05-18T08:43:14</meta:creation-date>
    <dc:date>2012-12-22T15:46:04.04</dc:date>
    <dc:creator>Ruslan Murtazin</dc:creator>
    <meta:editing-duration>PT33M37S</meta:editing-duration>
    <meta:editing-cycles>6</meta:editing-cycles>
    <meta:generator>OpenOffice.org/3.4.1$Win32 OpenOffice.org_project/341m1$Build-9593</meta:generator>
    <meta:document-statistic meta:table-count="0" meta:image-count="0" meta:object-count="0" meta:page-count="1" meta:paragraph-count="9" meta:word-count="55" meta:character-count="921"/>
  </office:meta>
</office:document-meta>
</file>